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Детская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table:number-columns-spanned="5" table:number-rows-spanned="1">
            <text:p>Детская с переносом стены</text:p>
          </table:table-cell>
          <table:covered-table-cell table:number-columns-repeated="4"/>
        </table:table-row>
        <table:table-row table:style-name="ro1">
          <table:table-cell/>
          <table:table-cell office:value-type="string">
            <text:p>Наименование</text:p>
          </table:table-cell>
          <table:table-cell office:value-type="string">
            <text:p>Цена за шт</text:p>
          </table:table-cell>
          <table:table-cell office:value-type="string">
            <text:p>К-во</text:p>
          </table:table-cell>
          <table:table-cell office:value-type="string">
            <text:p>сумма</text:p>
          </table:table-cell>
        </table:table-row>
        <table:table-row table:style-name="ro1">
          <table:table-cell table:style-name="ce2" office:value-type="string" table:number-columns-spanned="5" table:number-rows-spanned="1">
            <text:p>Перенос стены:</text:p>
          </table:table-cell>
          <table:covered-table-cell table:number-columns-repeated="4"/>
        </table:table-row>
        <table:table-row table:style-name="ro1">
          <table:table-cell office:value-type="string">
            <text:p>Гипсокартон</text:p>
          </table:table-cell>
          <table:table-cell/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table:formula="of:=[.C4]*[.D4]" office:value-type="float" office:value="312">
            <text:p>312</text:p>
          </table:table-cell>
        </table:table-row>
        <table:table-row table:style-name="ro1">
          <table:table-cell office:value-type="string">
            <text:p>Профиль</text:p>
          </table:table-cell>
          <table:table-cell office:value-type="string">
            <text:p>CD-60 х 3м</text:p>
          </table:table-cell>
          <table:table-cell office:value-type="float" office:value="14.4">
            <text:p>14,4</text:p>
          </table:table-cell>
          <table:table-cell office:value-type="float" office:value="8">
            <text:p>8</text:p>
          </table:table-cell>
          <table:table-cell table:formula="of:=[.C5]*[.D5]" office:value-type="float" office:value="115.2">
            <text:p>115,2</text:p>
          </table:table-cell>
        </table:table-row>
        <table:table-row table:style-name="ro1">
          <table:table-cell/>
          <table:table-cell office:value-type="string">
            <text:p>CD-60 х 4м</text:p>
          </table:table-cell>
          <table:table-cell office:value-type="float" office:value="25.5">
            <text:p>25,5</text:p>
          </table:table-cell>
          <table:table-cell office:value-type="float" office:value="2">
            <text:p>2</text:p>
          </table:table-cell>
          <table:table-cell table:formula="of:=[.C6]*[.D6]" office:value-type="float" office:value="51">
            <text:p>51</text:p>
          </table:table-cell>
        </table:table-row>
        <table:table-row table:style-name="ro1">
          <table:table-cell office:value-type="string">
            <text:p>Метизы</text:p>
          </table:table-cell>
          <table:table-cell office:value-type="string">
            <text:p>«Клопы»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7]*[.D7]"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Шурупы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[.C8]*[.D8]" office:value-type="float" office:value="40">
            <text:p>40</text:p>
          </table:table-cell>
        </table:table-row>
        <table:table-row table:style-name="ro1">
          <table:table-cell office:value-type="string">
            <text:p>штукатурка</text:p>
          </table:table-cell>
          <table:table-cell office:value-type="string">
            <text:p>стартовая 10кг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9]*[.D9]"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финишная 25кг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C10]*[.D10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11]*[.D11]" office:value-type="float" office:value="0">
            <text:p>0</text:p>
          </table:table-cell>
        </table:table-row>
        <table:table-row table:style-name="ro1">
          <table:table-cell table:style-name="ce2" office:value-type="string" table:number-columns-spanned="4" table:number-rows-spanned="1">
            <text:p>Итого</text:p>
          </table:table-cell>
          <table:covered-table-cell table:number-columns-repeated="3"/>
          <table:table-cell table:style-name="ce2" table:formula="of:=SUM([.E4:.E10])" office:value-type="float" office:value="668.2">
            <text:p>668,2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13]*[.D13]" office:value-type="float" office:value="0">
            <text:p>0</text:p>
          </table:table-cell>
        </table:table-row>
        <table:table-row table:style-name="ro1">
          <table:table-cell table:style-name="ce2" office:value-type="string" table:number-columns-spanned="5" table:number-rows-spanned="1">
            <text:p>Полы: </text:p>
          </table:table-cell>
          <table:covered-table-cell table:number-columns-repeated="4"/>
        </table:table-row>
        <table:table-row table:style-name="ro1">
          <table:table-cell table:style-name="ce2" office:value-type="string" table:number-columns-spanned="2" table:number-rows-spanned="1">
            <text:p>1 комната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цемент 50кг</text:p>
          </table:table-cell>
          <table:table-cell/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C16]*[.D16]" office:value-type="float" office:value="196">
            <text:p>196</text:p>
          </table:table-cell>
        </table:table-row>
        <table:table-row table:style-name="ro1">
          <table:table-cell office:value-type="string">
            <text:p>песок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C17]*[.D17]" office:value-type="float" office:value="12">
            <text:p>12</text:p>
          </table:table-cell>
        </table:table-row>
        <table:table-row table:style-name="ro1">
          <table:table-cell office:value-type="string">
            <text:p>профиль UD 3м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18]*[.D18]" office:value-type="float" office:value="24">
            <text:p>24</text:p>
          </table:table-cell>
        </table:table-row>
        <table:table-row table:style-name="ro1">
          <table:table-cell office:value-type="string">
            <text:p>подложка</text:p>
          </table:table-cell>
          <table:table-cell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[.C19]*[.D19]" office:value-type="float" office:value="80">
            <text:p>80</text:p>
          </table:table-cell>
        </table:table-row>
        <table:table-row table:style-name="ro2">
          <table:table-cell office:value-type="string">
            <text:p>ламинат/линолеум</text:p>
          </table:table-cell>
          <table:table-cell table:style-name="ce2"/>
          <table:table-cell table:style-name="ce2" office:value-type="string">
            <text:p>?</text:p>
          </table:table-cell>
          <table:table-cell table:number-columns-repeated="2"/>
        </table:table-row>
        <table:table-row table:style-name="ro1">
          <table:table-cell table:style-name="ce2" office:value-type="string" table:number-columns-spanned="4" table:number-rows-spanned="1">
            <text:p>Итого</text:p>
          </table:table-cell>
          <table:covered-table-cell table:number-columns-repeated="3"/>
          <table:table-cell table:style-name="ce2" table:formula="of:=SUM([.E16:.E19])" office:value-type="float" office:value="312">
            <text:p>312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22]*[.D22]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Окно: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style-name="ce2" table:formula="of:=[.C23]*[.D23]" office:value-type="float" office:value="1000">
            <text:p>100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24]*[.D24]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Стены:</text:p>
          </table:table-cell>
          <table:table-cell/>
          <table:table-cell table:number-columns-repeated="2"/>
          <table:table-cell table:formula="of:=[.C25]*[.D25]" office:value-type="float" office:value="0">
            <text:p>0</text:p>
          </table:table-cell>
        </table:table-row>
        <table:table-row table:style-name="ro2">
          <table:table-cell office:value-type="string">
            <text:p>Гипсокартон</text:p>
          </table:table-cell>
          <table:table-cell/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table:formula="of:=[.C26]*[.D26]" office:value-type="float" office:value="364">
            <text:p>364</text:p>
          </table:table-cell>
        </table:table-row>
        <table:table-row table:style-name="ro1">
          <table:table-cell office:value-type="string">
            <text:p>штукатурка</text:p>
          </table:table-cell>
          <table:table-cell office:value-type="string">
            <text:p>стартовая 10кг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27]*[.D27]"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финишная 25кг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C28]*[.D28]" office:value-type="float" office:value="100">
            <text:p>100</text:p>
          </table:table-cell>
        </table:table-row>
        <table:table-row table:style-name="ro1">
          <table:table-cell table:style-name="ce2" office:value-type="string" table:number-columns-spanned="4" table:number-rows-spanned="1">
            <text:p>Итого</text:p>
          </table:table-cell>
          <table:covered-table-cell table:number-columns-repeated="3"/>
          <table:table-cell table:style-name="ce2" table:formula="of:=SUM([.E25:.E28])" office:value-type="float" office:value="494">
            <text:p>4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Потолок:</text:p>
          </table:table-cell>
          <table:table-cell/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2" table:formula="of:=[.C31]*[.D31]" office:value-type="float" office:value="500">
            <text:p>50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32]*[.D32]" office:value-type="float" office:value="0">
            <text:p>0</text:p>
          </table:table-cell>
        </table:table-row>
        <table:table-row table:style-name="ro1">
          <table:table-cell office:value-type="string">
            <text:p>Двери: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style-name="ce2" table:formula="of:=[.C33]*[.D33]" office:value-type="float" office:value="1000">
            <text:p>100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34]*[.D34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35]*[.D35]" office:value-type="float" office:value="0">
            <text:p>0</text:p>
          </table:table-cell>
        </table:table-row>
        <table:table-row table:style-name="ro3">
          <table:table-cell table:style-name="ce3" office:value-type="string" table:number-columns-spanned="4" table:number-rows-spanned="1">
            <text:p>Итого</text:p>
          </table:table-cell>
          <table:covered-table-cell table:number-columns-repeated="3"/>
          <table:table-cell table:style-name="ce3" table:formula="of:=[.E12]+[.E21]+[.E23]+[.E29]+[.E31]+[.E33]" office:value-type="float" office:value="3974.2">
            <text:p>3974,2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37]*[.D37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38]*[.D38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39]*[.D39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40]*[.D40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41]*[.D41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42]*[.D42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43]*[.D43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44]*[.D44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45]*[.D45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46]*[.D46]" office:value-type="float" office:value="0">
            <text:p>0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15.01.2014</text:date>, <text:time>12:40:5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5T08:30:22.82</meta:creation-date>
    <meta:generator>OpenOffice/4.0.0$Win32 OpenOffice.org_project/400m3$Build-9702</meta:generator>
    <dc:date>2014-01-15T12:40:52.58</dc:date>
    <meta:editing-duration>PT2H5M1S</meta:editing-duration>
    <meta:editing-cycles>11</meta:editing-cycles>
    <meta:document-statistic meta:table-count="3" meta:cell-count="145" meta:object-count="0"/>
  </office:meta>
</office:document-meta>
</file>